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officeooo:paragraph-rsid="000a9343"/>
    </style:style>
    <style:style style:name="P2" style:family="paragraph" style:parent-style-name="Text_20_body">
      <style:text-properties style:font-name="Liberation Sans" officeooo:paragraph-rsid="000ac5c5"/>
    </style:style>
    <style:style style:name="P3" style:family="paragraph" style:parent-style-name="Text_20_body">
      <style:text-properties style:font-name="Liberation Sans" officeooo:rsid="000c3be4" officeooo:paragraph-rsid="000c3be4"/>
    </style:style>
    <style:style style:name="P4" style:family="paragraph" style:parent-style-name="Text_20_body">
      <style:text-properties style:font-name="Liberation Sans" fo:font-weight="bold" officeooo:rsid="000c3be4" officeooo:paragraph-rsid="000c3be4" style:font-weight-asian="bold" style:font-weight-complex="bold"/>
    </style:style>
    <style:style style:name="P5" style:family="paragraph" style:parent-style-name="Text_20_body" style:list-style-name="L1">
      <style:text-properties style:font-name="Liberation Sans" fo:font-weight="bold" officeooo:rsid="000c3be4" officeooo:paragraph-rsid="000c3be4" style:font-weight-asian="bold" style:font-weight-complex="bold"/>
    </style:style>
    <style:style style:name="P6" style:family="paragraph" style:parent-style-name="Text_20_body" style:list-style-name="L1">
      <style:text-properties style:font-name="Liberation Sans" fo:font-weight="bold" officeooo:rsid="000c3be4" officeooo:paragraph-rsid="00123899" style:font-weight-asian="bold" style:font-weight-complex="bold"/>
    </style:style>
    <style:style style:name="P7" style:family="paragraph" style:parent-style-name="Text_20_body">
      <style:text-properties style:font-name="Liberation Sans" fo:font-weight="bold" officeooo:rsid="00106c75" officeooo:paragraph-rsid="000c3be4" style:font-weight-asian="bold" style:font-weight-complex="bold"/>
    </style:style>
    <style:style style:name="P8" style:family="paragraph" style:parent-style-name="Text_20_body" style:list-style-name="L1">
      <style:text-properties style:font-name="Liberation Sans" fo:font-weight="bold" officeooo:rsid="00106c75" officeooo:paragraph-rsid="00123899" style:font-weight-asian="bold" style:font-weight-complex="bold"/>
    </style:style>
    <style:style style:name="P9" style:family="paragraph" style:parent-style-name="Text_20_body" style:list-style-name="L1">
      <style:text-properties style:font-name="Liberation Sans" fo:font-weight="bold" officeooo:rsid="0013b322" officeooo:paragraph-rsid="0013b322" style:font-weight-asian="bold" style:font-weight-complex="bold"/>
    </style:style>
    <style:style style:name="P10" style:family="paragraph" style:parent-style-name="Text_20_body" style:list-style-name="L1">
      <style:text-properties style:font-name="Liberation Sans" fo:font-weight="bold" officeooo:rsid="001509dd" officeooo:paragraph-rsid="001509dd" style:font-weight-asian="bold" style:font-weight-complex="bold"/>
    </style:style>
    <style:style style:name="P11" style:family="paragraph" style:parent-style-name="Text_20_body" style:list-style-name="L1">
      <style:text-properties style:font-name="Liberation Sans" fo:font-weight="bold" officeooo:rsid="0016a8ba" officeooo:paragraph-rsid="0016a8ba" style:font-weight-asian="bold" style:font-weight-complex="bold"/>
    </style:style>
    <style:style style:name="P12" style:family="paragraph" style:parent-style-name="Text_20_body" style:list-style-name="L1">
      <style:text-properties style:font-name="Liberation Sans" fo:font-weight="bold" officeooo:rsid="00184007" officeooo:paragraph-rsid="00184007" style:font-weight-asian="bold" style:font-weight-complex="bold"/>
    </style:style>
    <style:style style:name="P13" style:family="paragraph" style:parent-style-name="Text_20_body" style:list-style-name="L1">
      <style:text-properties style:font-name="Liberation Sans" fo:font-weight="bold" officeooo:rsid="00197716" officeooo:paragraph-rsid="00197716" style:font-weight-asian="bold" style:font-weight-complex="bold"/>
    </style:style>
    <style:style style:name="P14" style:family="paragraph" style:parent-style-name="Text_20_body" style:list-style-name="L1">
      <style:text-properties style:font-name="Liberation Sans" fo:font-weight="bold" officeooo:rsid="001a6500" officeooo:paragraph-rsid="001a6500" style:font-weight-asian="bold" style:font-weight-complex="bold"/>
    </style:style>
    <style:style style:name="P15" style:family="paragraph" style:parent-style-name="Text_20_body" style:list-style-name="L1">
      <style:text-properties style:font-name="Liberation Sans" fo:font-weight="bold" officeooo:rsid="001c4c5e" officeooo:paragraph-rsid="001c4c5e" style:font-weight-asian="bold" style:font-weight-complex="bold"/>
    </style:style>
    <style:style style:name="P16" style:family="paragraph" style:parent-style-name="Text_20_body">
      <style:text-properties style:font-name="Liberation Sans" fo:font-weight="bold" officeooo:rsid="001eef87" officeooo:paragraph-rsid="001eef87" style:font-weight-asian="bold" style:font-weight-complex="bold"/>
    </style:style>
    <style:style style:name="P17" style:family="paragraph" style:parent-style-name="Text_20_body">
      <style:text-properties style:font-name="Liberation Sans" fo:font-weight="normal" officeooo:rsid="001eef87" officeooo:paragraph-rsid="001eef87" style:font-weight-asian="normal" style:font-weight-complex="normal"/>
    </style:style>
    <style:style style:name="P18" style:family="paragraph" style:parent-style-name="Text_20_body" style:list-style-name="L2">
      <style:text-properties style:font-name="Liberation Sans" fo:font-weight="normal" officeooo:rsid="001eef87" officeooo:paragraph-rsid="001eef87" style:font-weight-asian="normal" style:font-weight-complex="normal"/>
    </style:style>
    <style:style style:name="P19" style:family="paragraph" style:parent-style-name="Text_20_body" style:list-style-name="L3">
      <style:text-properties style:font-name="Liberation Sans" fo:font-weight="normal" officeooo:rsid="001eef87" officeooo:paragraph-rsid="001eef87" style:font-weight-asian="normal" style:font-weight-complex="normal"/>
    </style:style>
    <style:style style:name="P20" style:family="paragraph" style:parent-style-name="Text_20_body" style:list-style-name="L2">
      <style:text-properties style:font-name="Liberation Sans" fo:font-weight="normal" officeooo:rsid="0023375d" officeooo:paragraph-rsid="0023375d" style:font-weight-asian="normal" style:font-weight-complex="normal"/>
    </style:style>
    <style:style style:name="P21" style:family="paragraph" style:parent-style-name="Text_20_body" style:list-style-name="L2">
      <style:text-properties style:font-name="Liberation Sans" fo:font-weight="normal" officeooo:rsid="00258da5" officeooo:paragraph-rsid="00258da5" style:font-weight-asian="normal" style:font-weight-complex="normal"/>
    </style:style>
    <style:style style:name="P22" style:family="paragraph" style:parent-style-name="Text_20_body" style:list-style-name="L2">
      <style:text-properties style:font-name="Liberation Sans" fo:font-weight="normal" officeooo:rsid="002640c3" officeooo:paragraph-rsid="002640c3" style:font-weight-asian="normal" style:font-weight-complex="normal"/>
    </style:style>
    <style:style style:name="P23" style:family="paragraph" style:parent-style-name="Text_20_body" style:list-style-name="L2">
      <style:text-properties style:font-name="Liberation Sans" fo:font-weight="normal" officeooo:rsid="002a6653" officeooo:paragraph-rsid="002a6653" style:font-weight-asian="normal" style:font-weight-complex="normal"/>
    </style:style>
    <style:style style:name="P24" style:family="paragraph" style:parent-style-name="Text_20_body" style:list-style-name="L2">
      <style:text-properties style:font-name="Liberation Sans" fo:font-weight="normal" officeooo:rsid="002a92fd" officeooo:paragraph-rsid="002a92fd" style:font-weight-asian="normal" style:font-weight-complex="normal"/>
    </style:style>
    <style:style style:name="P25" style:family="paragraph" style:parent-style-name="Text_20_body" style:list-style-name="L3">
      <style:text-properties style:font-name="Liberation Sans" fo:font-weight="normal" officeooo:rsid="002fc65e" officeooo:paragraph-rsid="002fc65e" style:font-weight-asian="normal" style:font-weight-complex="normal"/>
    </style:style>
    <style:style style:name="P26" style:family="paragraph" style:parent-style-name="Text_20_body" style:list-style-name="L3">
      <style:text-properties style:font-name="Liberation Sans" fo:font-weight="normal" officeooo:rsid="0031acd1" officeooo:paragraph-rsid="0031acd1" style:font-weight-asian="normal" style:font-weight-complex="normal"/>
    </style:style>
    <style:style style:name="P27" style:family="paragraph" style:parent-style-name="Text_20_body" style:list-style-name="L4">
      <style:text-properties style:font-name="Liberation Sans" officeooo:rsid="001eef87" officeooo:paragraph-rsid="001eef87"/>
    </style:style>
    <style:style style:name="P28" style:family="paragraph" style:parent-style-name="Text_20_body" style:list-style-name="L4">
      <style:text-properties style:font-name="Liberation Sans" officeooo:rsid="002c1e19" officeooo:paragraph-rsid="002c1e19"/>
    </style:style>
    <style:style style:name="P29" style:family="paragraph" style:parent-style-name="Text_20_body" style:list-style-name="L6">
      <style:text-properties style:font-name="Liberation Sans" fo:font-size="12pt" officeooo:rsid="003375da" officeooo:paragraph-rsid="003375da" style:font-size-asian="12pt" style:font-size-complex="12pt"/>
    </style:style>
    <style:style style:name="P30" style:family="paragraph" style:parent-style-name="Heading_20_1">
      <style:text-properties style:font-name="Liberation Sans" officeooo:rsid="000a9343" officeooo:paragraph-rsid="000a9343"/>
    </style:style>
    <style:style style:name="P31" style:family="paragraph" style:parent-style-name="Heading_20_4">
      <style:text-properties style:font-name="Liberation Sans" fo:font-style="normal" officeooo:rsid="000ac5c5" officeooo:paragraph-rsid="000ac5c5" style:font-style-asian="normal" style:font-style-complex="normal"/>
    </style:style>
    <style:style style:name="P32" style:family="paragraph" style:parent-style-name="Heading_20_3">
      <style:text-properties style:font-name="Liberation Sans" officeooo:rsid="000ac5c5" officeooo:paragraph-rsid="000ac5c5"/>
    </style:style>
    <style:style style:name="P33" style:family="paragraph" style:parent-style-name="Heading_20_3">
      <style:text-properties officeooo:paragraph-rsid="003375da"/>
    </style:style>
    <style:style style:name="P34" style:family="paragraph" style:parent-style-name="Heading_20_5">
      <style:text-properties officeooo:paragraph-rsid="003375da"/>
    </style:style>
    <style:style style:name="T1" style:family="text">
      <style:text-properties fo:font-style="normal" officeooo:rsid="000ac5c5"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normal" officeooo:rsid="000e1db9" style:font-weight-asian="normal" style:font-weight-complex="normal"/>
    </style:style>
    <style:style style:name="T4" style:family="text">
      <style:text-properties fo:font-weight="normal" officeooo:rsid="000f04f9" style:font-weight-asian="normal" style:font-weight-complex="normal"/>
    </style:style>
    <style:style style:name="T5" style:family="text">
      <style:text-properties fo:font-weight="normal" officeooo:rsid="00192ab5" style:font-weight-asian="normal" style:font-weight-complex="normal"/>
    </style:style>
    <style:style style:name="T6" style:family="text">
      <style:text-properties fo:font-weight="normal" officeooo:rsid="001c513b" style:font-weight-asian="normal" style:font-weight-complex="normal"/>
    </style:style>
    <style:style style:name="T7" style:family="text">
      <style:text-properties fo:font-weight="normal" officeooo:rsid="001cc069" style:font-weight-asian="normal" style:font-weight-complex="normal"/>
    </style:style>
    <style:style style:name="T8" style:family="text">
      <style:text-properties fo:font-weight="normal" officeooo:rsid="001de8c2" style:font-weight-asian="normal" style:font-weight-complex="normal"/>
    </style:style>
    <style:style style:name="T9" style:family="text">
      <style:text-properties style:font-name="Courier 10 Pitch"/>
    </style:style>
    <style:style style:name="T10" style:family="text">
      <style:text-properties style:font-name="Courier 10 Pitch" fo:font-weight="normal" style:font-weight-asian="normal" style:font-weight-complex="normal"/>
    </style:style>
    <style:style style:name="T11" style:family="text">
      <style:text-properties style:font-name="Courier 10 Pitch" fo:font-weight="normal" officeooo:rsid="00192ab5" style:font-weight-asian="normal" style:font-weight-complex="normal"/>
    </style:style>
    <style:style style:name="T12" style:family="text">
      <style:text-properties style:font-name="Courier 10 Pitch" officeooo:rsid="0027706d"/>
    </style:style>
    <style:style style:name="T13" style:family="text">
      <style:text-properties style:font-name="Liberation Sans" officeooo:rsid="002c1e19"/>
    </style:style>
    <style:style style:name="T14" style:family="text">
      <style:text-properties style:font-name="Liberation Sans" officeooo:rsid="000ac5c5"/>
    </style:style>
    <style:style style:name="T15" style:family="text">
      <style:text-properties officeooo:rsid="0027706d"/>
    </style:style>
    <style:style style:name="T16" style:family="text">
      <style:text-properties officeooo:rsid="002c2cae"/>
    </style:style>
    <style:style style:name="T17" style:family="text">
      <style:text-properties officeooo:rsid="002e1a4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Report:</text:h>
      <text:p text:style-name="P1"/>
      <text:h text:style-name="P32" text:outline-level="3">Summary of functionality:</text:h>
      <text:p text:style-name="P3">Our program has completed all the basic, easy and medium specifications. We have also added network play as a hard extension.</text:p>
      <text:p text:style-name="P4">Basic:</text:p>
      <text:list xml:id="list860757963262353047" text:style-name="L1">
        <text:list-item>
          <text:p text:style-name="P5"><text:span text:style-name="T2">Implement game mechanics in </text:span><text:span text:style-name="T10">Board.hs</text:span></text:p>
          <text:list>
            <text:list-item>
              <text:p text:style-name="P6"><text:span text:style-name="T2">Our basic game works with placing and capturing pieces. Our main method to capture pieces is to check all 8 directions and generate a list of positions in those directions for pieces that should be flipped. The lists are generated by looping through </text:span><text:span text:style-name="T3">until we either get to the end of the board in that direction or we see a piece that is the same colour. </text:span><text:span text:style-name="T4">If it gets to the end without finding a piece of the same colour then an empty list is returned as not pieces are flipped, otherwise it stops once it sees a piece of the same colour and returns a list of all the positions before it stopped. Then with all 8 lists from the 8 directions, we flip every piece in those positions.</text:span></text:p>
            </text:list-item>
            <text:list-item>
              <text:p text:style-name="P8"><text:span text:style-name="T4">F</text:span><text:span text:style-name="T2">or placing pieces, we simple check that that position does not already contain a piece and that the move will cause pieces to be flipped by checking the length of the </text:span><text:span text:style-name="T10">posList</text:span><text:span text:style-name="T2">.</text:span></text:p>
            </text:list-item>
          </text:list>
        </text:list-item>
        <text:list-item>
          <text:p text:style-name="P5"><text:span text:style-name="T2">Implement the graphics in </text:span><text:span text:style-name="T10">Draw.hs</text:span></text:p>
          <text:list>
            <text:list-item>
              <text:p text:style-name="P9"><text:span text:style-name="T2">See bitmaps</text:span></text:p>
            </text:list-item>
          </text:list>
        </text:list-item>
        <text:list-item>
          <text:p text:style-name="P5"><text:span text:style-name="T2">Implement appropriate event handlers in </text:span><text:span text:style-name="T10">Input.hs</text:span></text:p>
          <text:list>
            <text:list-item>
              <text:p text:style-name="P11"><text:span text:style-name="T2">When clicking, we first check that the place clicked is not outside the board. Initially we had a bug with players being able to place pieces outside of the drawn board so this check prevents that. </text:span></text:p>
            </text:list-item>
            <text:list-item>
              <text:p text:style-name="P12"><text:span text:style-name="T2">Next we have to use either the </text:span><text:span text:style-name="T10">makeMove</text:span><text:span text:style-name="T2"> function or </text:span><text:span text:style-name="T10">startMove</text:span><text:span text:style-name="T2"> function. </text:span><text:span text:style-name="T10">startmove</text:span><text:span text:style-name="T2"> is used for reversi start, which allows players to choose where to put their 2 initial pieces at the start of the game.</text:span></text:p>
            </text:list-item>
            <text:list-item>
              <text:p text:style-name="P10"><text:span text:style-name="T2">The functions </text:span><text:span text:style-name="T10">snapX</text:span><text:span text:style-name="T2"> and </text:span><text:span text:style-name="T10">snapY</text:span><text:span text:style-name="T2"> convert the mouse coordinates that are clicked on screen to grid coordinates that are used in our back end. </text:span><text:span text:style-name="T5">If the move clicked is valid, </text:span><text:span text:style-name="T11">handleInput</text:span><text:span text:style-name="T5"> will return the world with the new move made.</text:span></text:p>
            </text:list-item>
            <text:list-item>
              <text:p text:style-name="P13"><text:span text:style-name="T2">Similarly we have guards for the different keys a player could press to change the options in game or do in game actions such as restart the game or save the game. </text:span></text:p>
              <text:p text:style-name="P13"><text:span text:style-name="T2"/></text:p>
            </text:list-item>
          </text:list>
        </text:list-item>
        <text:list-item>
          <text:p text:style-name="P5"><text:soft-page-break/><text:span text:style-name="T2">Implement a move generator and evaluation in </text:span><text:span text:style-name="T10">AI.hs</text:span></text:p>
          <text:list>
            <text:list-item>
              <text:p text:style-name="P14"><text:span text:style-name="T2">Our move generator simply returns the list of available positions. It is difficult to generate only moves that are good in the generator, so how good a move is is determined in the evaluate function and bad moves are not filtered out in the move generator</text:span></text:p>
            </text:list-item>
            <text:list-item>
              <text:p text:style-name="P14"><text:span text:style-name="T2">Our AI Yusuki uses a minimax tree search to get the best possible move. He assumes the opponent will also make the best possible move for them according to his algorithm. </text:span></text:p>
            </text:list-item>
            <text:list-item>
              <text:p text:style-name="P15"><text:span text:style-name="T2">Yusuki's evaluation function is a heuristic. We give the corner positions a higher value and the positions next to corners a negative value. The sides of the board also get a slightly higher value. </text:span><text:span text:style-name="T8">Otherwise each piece he controls gets one value. Losing the game also gives an extremely negative value, so he will always try to avoid losing if he can see the conclusion of the game. </text:span><text:span text:style-name="T2">This is so that Yusuki will prioritise taking the corners and sides, while forcing his opponents to take the positions next to the corners. </text:span><text:span text:style-name="T6">These values are rather arbitrary </text:span><text:span text:style-name="T7">but Yusuki seems to do really well during our play testing, whereas he wasn't doing well before we added these heuristics to his evaluation. </text:span></text:p>
            </text:list-item>
          </text:list>
        </text:list-item>
      </text:list>
      <text:p text:style-name="P7"><text:span text:style-name="T4"/></text:p>
      <text:p text:style-name="P16">Easy:</text:p>
      <text:list xml:id="list3227618735280047903" text:style-name="L2">
        <text:list-item>
          <text:p text:style-name="P18">Add command line options</text:p>
          <text:list>
            <text:list-item>
              <text:p text:style-name="P20">We pass in command line options using <text:span text:style-name="T9">getArgs</text:span> in the main function of our game. These <text:span text:style-name="T9">args</text:span> are then passed to <text:span text:style-name="T9">initWorld</text:span> where the function <text:span text:style-name="T9">setArgs</text:span> will set up the initial world based on the arguments that were passed.</text:p>
            </text:list-item>
            <text:list-item>
              <text:p text:style-name="P20">A detailed list of arguments and their functions can be found in the README of the submission.</text:p>
            </text:list-item>
          </text:list>
        </text:list-item>
        <text:list-item>
          <text:p text:style-name="P18">Implement Undo</text:p>
          <text:list>
            <text:list-item>
              <text:p text:style-name="P21">To implement undo turn we store a list of previous states in the world. These states store the important information we need when we want to revert back to a previous turn such as the board, whose turn it is and the timers. <text:span text:style-name="T15">Whenever we make a new move, that move is appended to the important information from the world of that move is stored in the </text:span><text:span text:style-name="T12">stateList</text:span><text:span text:style-name="T15">. </text:span></text:p>
            </text:list-item>
            <text:list-item>
              <text:p text:style-name="P22">If the list of states is empty then we cannot go back any further. Currently we allow the player to go back all the way to the start of the game.</text:p>
            </text:list-item>
          </text:list>
        </text:list-item>
        <text:list-item>
          <text:p text:style-name="P18">Alternate start (reversi)</text:p>
          <text:list>
            <text:list-item>
              <text:p text:style-name="P23">For reversi, we allow the players to choose where to place their first 2 pieces in the centre of the board. <text:span text:style-name="T16">T</text:span>his is slightly separate from the rest of the game, so the game actually starts when both players have placed their 2 initial pieces <text:soft-page-break/>down. </text:p>
            </text:list-item>
            <text:list-item>
              <text:p text:style-name="P24">Here we need a different function <text:span text:style-name="T16">checkStart </text:span>to return the list of possible moves while the players are making the reversi moves because they are different and do not require pieces to be flipped when being placed. <text:span text:style-name="T17">The pieces are only placed in the four positions in the middle of the board. </text:span></text:p>
            </text:list-item>
          </text:list>
        </text:list-item>
      </text:list>
      <text:p text:style-name="P17"/>
      <text:p text:style-name="P17"/>
      <text:p text:style-name="P17"/>
      <text:p text:style-name="P16">Medium:</text:p>
      <text:list xml:id="list3546945835858311009" text:style-name="L3">
        <text:list-item>
          <text:p text:style-name="P19">Set options in game</text:p>
          <text:list>
            <text:list-item>
              <text:p text:style-name="P25">To set options in game we extend the input to include keys from the keyboard. Then we can return a world with the options changed based on the key clicked and also some other parameters. For example we do not allow undoing when playing over the network because that would be cheating against your opponent.</text:p>
            </text:list-item>
          </text:list>
        </text:list-item>
        <text:list-item>
          <text:p text:style-name="P19">Bitmap images</text:p>
          <text:list>
            <text:list-item>
              <text:p text:style-name="P25">For bitmaps, we create a new data structure which will store all the bitmaps at the start of the program. Then this structure can be passed around the various drawing functions to provide the bitmap those functions need. </text:p>
            </text:list-item>
            <text:list-item>
              <text:p text:style-name="P26">Drawing has lots of helper functions that </text:p>
            </text:list-item>
          </text:list>
        </text:list-item>
        <text:list-item>
          <text:p text:style-name="P19">Save game and load game</text:p>
        </text:list-item>
      </text:list>
      <text:p text:style-name="P16"/>
      <text:p text:style-name="P16"/>
      <text:p text:style-name="P16"/>
      <text:p text:style-name="P16">Hard:</text:p>
      <text:list xml:id="list8894159491752839450" text:style-name="L4">
        <text:list-item>
          <text:p text:style-name="P27">Timer and pause</text:p>
        </text:list-item>
        <text:list-item>
          <text:p text:style-name="P27">Network play</text:p>
          <text:list>
            <text:list-item>
              <text:p text:style-name="P28">Server is always black</text:p>
            </text:list-item>
          </text:list>
        </text:list-item>
      </text:list>
      <text:p text:style-name="P2"/>
      <text:h text:style-name="P33" text:outline-level="3"><text:span text:style-name="T14">Known problems:</text:span></text:h>
      <text:h text:style-name="P34" text:outline-level="5"><text:span text:style-name="T13"/></text:h>
      <text:list xml:id="list493286321410682" text:style-name="L6">
        <text:list-item>
          <text:p text:style-name="P29">Issues with buffering moves making client and server out of sync</text:p>
        </text:list-item>
      </text:list>
      <text:p text:style-name="P2"/>
      <text:h text:style-name="P31" text:outline-level="4"><text:soft-page-break/>Summary of provenance:</text:h>
      <text:p text:style-name="P2"><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8T15:46:25.976492336</meta:creation-date>
    <dc:date>2016-04-18T22:02:38.058290022</dc:date>
    <dc:creator>sy35 </dc:creator>
    <meta:editing-duration>PT4H59M22S</meta:editing-duration>
    <meta:editing-cycles>38</meta:editing-cycles>
    <meta:generator>LibreOffice/4.3.7.2$Linux_X86_64 LibreOffice_project/430$Build-2</meta:generator>
    <meta:document-statistic meta:table-count="0" meta:image-count="0" meta:object-count="0" meta:page-count="4" meta:paragraph-count="43" meta:word-count="991" meta:character-count="5353" meta:non-whitespace-character-count="4429"/>
  </office:meta>
</office:document-meta>
</file>